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VL Gothic" svg:font-family="'VL Gothic'" style:font-family-generic="system" style:font-pitch="variable"/>
  </office:font-face-decls>
  <office:automatic-styles>
    <style:style style:name="P1" style:family="paragraph" style:parent-style-name="Standard">
      <style:paragraph-properties fo:line-height="200%"/>
      <style:text-properties officeooo:paragraph-rsid="00142d07"/>
    </style:style>
    <style:style style:name="P2" style:family="paragraph" style:parent-style-name="Standard">
      <style:paragraph-properties fo:margin-left="0in" fo:margin-right="0in" fo:line-height="200%" fo:text-indent="0in" style:auto-text-indent="false"/>
      <style:text-properties style:font-name="Liberation Serif" fo:font-weight="normal" officeooo:rsid="00142d07" officeooo:paragraph-rsid="00142d07" fo:background-color="transparent" style:font-weight-asian="normal" style:font-weight-complex="normal"/>
    </style:style>
    <style:style style:name="P3" style:family="paragraph" style:parent-style-name="Standard">
      <style:paragraph-properties fo:margin-left="0in" fo:margin-right="0in" fo:line-height="200%" fo:text-indent="0in" style:auto-text-indent="false" fo:break-before="page"/>
      <style:text-properties style:font-name="Liberation Serif" fo:font-weight="normal" officeooo:rsid="00142d07" officeooo:paragraph-rsid="00142d07" fo:background-color="transparent" style:font-weight-asian="normal" style:font-weight-complex="normal"/>
    </style:style>
    <style:style style:name="P4" style:family="paragraph" style:parent-style-name="Standard">
      <style:paragraph-properties fo:margin-left="0in" fo:margin-right="0in" fo:line-height="200%" fo:text-indent="0in" style:auto-text-indent="false" fo:break-before="page"/>
      <style:text-properties style:font-name="Liberation Serif" fo:font-weight="normal" officeooo:rsid="0014e79a" officeooo:paragraph-rsid="0014e79a" fo:background-color="transparent" style:font-weight-asian="normal" style:font-weight-complex="normal"/>
    </style:style>
    <style:style style:name="P5" style:family="paragraph" style:parent-style-name="Standard" style:list-style-name="WWNum1">
      <style:paragraph-properties fo:margin-left="0.25in" fo:margin-right="0in" fo:line-height="200%" fo:text-indent="-0.25in" style:auto-text-indent="false"/>
      <style:text-properties officeooo:paragraph-rsid="00142d07"/>
    </style:style>
    <style:style style:name="P6" style:family="paragraph" style:parent-style-name="Standard" style:list-style-name="WWNum1">
      <style:paragraph-properties fo:margin-left="0.25in" fo:margin-right="0in" fo:line-height="200%" fo:text-indent="-0.25in" style:auto-text-indent="false"/>
      <style:text-properties style:font-name="Liberation Serif" officeooo:rsid="00142d07" officeooo:paragraph-rsid="00142d07"/>
    </style:style>
    <style:style style:name="P7" style:family="paragraph" style:parent-style-name="Standard">
      <style:paragraph-properties fo:margin-left="0in" fo:margin-right="0in" fo:line-height="200%" fo:text-indent="0in" style:auto-text-indent="false" fo:break-before="column"/>
      <style:text-properties style:font-name="Liberation Serif" fo:font-weight="bold" officeooo:rsid="00142d07" officeooo:paragraph-rsid="00142d07" fo:background-color="#ffff00" style:font-weight-asian="bold"/>
    </style:style>
    <style:style style:name="P8" style:family="paragraph" style:parent-style-name="Standard">
      <style:paragraph-properties fo:margin-left="0in" fo:margin-right="0in" fo:line-height="200%" fo:text-indent="0in" style:auto-text-indent="false"/>
      <style:text-properties style:font-name="Liberation Serif" fo:font-weight="normal" officeooo:rsid="0014e79a" officeooo:paragraph-rsid="0014e79a" fo:background-color="transparent" style:font-weight-asian="normal" style:font-weight-complex="normal"/>
    </style:style>
    <style:style style:name="P9" style:family="paragraph" style:parent-style-name="Standard">
      <style:paragraph-properties fo:margin-left="0in" fo:margin-right="0in" fo:line-height="200%" fo:text-indent="0in" style:auto-text-indent="false"/>
      <style:text-properties style:font-name="Liberation Serif" fo:font-weight="normal" officeooo:rsid="0014e79a" officeooo:paragraph-rsid="0019276a" fo:background-color="transparent" style:font-weight-asian="normal" style:font-weight-complex="normal"/>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officeooo:rsid="0014e79a"/>
    </style:style>
    <style:style style:name="T4" style:family="text">
      <style:text-properties officeooo:rsid="00158f29"/>
    </style:style>
    <style:style style:name="T5" style:family="text">
      <style:text-properties officeooo:rsid="0017a5d8"/>
    </style:style>
    <style:style style:name="T6" style:family="text">
      <style:text-properties officeooo:rsid="00184c85"/>
    </style:style>
    <style:style style:name="T7" style:family="text">
      <style:text-properties officeooo:rsid="0018a5f2"/>
    </style:style>
    <style:style style:name="T8" style:family="text">
      <style:text-properties officeooo:rsid="0019276a"/>
    </style:style>
    <style:style style:name="T9" style:family="text">
      <style:text-properties officeooo:rsid="001ae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rections:</text:p>
      <text:list xml:id="list3812816204" text:style-name="WWNum1">
        <text:list-item>
          <text:p text:style-name="P5">Look at the values you picked as <text:span text:style-name="T1">most</text:span> important to you.</text:p>
        </text:list-item>
        <text:list-item>
          <text:p text:style-name="P5">Think about times when these values were or would be very important to you.</text:p>
        </text:list-item>
        <text:list-item>
          <text:p text:style-name="P5">Write a brief essay that describes why these values are important to you and that you consider part of your identity. <text:s/>Focus on your thoughts and feelings. <text:s/></text:p>
        </text:list-item>
        <text:list-item>
          <text:p text:style-name="P5">The typical essay will be two double spaced pages, size 12 readable font, no more than 1 inch margins, but you can write more if you wish.</text:p>
        </text:list-item>
        <text:list-item>
          <text:p text:style-name="P6">Submit via assignment folder by <text:span text:style-name="T2">July 12th, noon.</text:span></text:p>
        </text:list-item>
      </text:list>
      <text:p text:style-name="P7"/>
      <text:p text:style-name="P3">1. Look at the values you picked as <text:span text:style-name="T1">most</text:span> important to you.</text:p>
      <text:p text:style-name="P2"/>
      <text:p text:style-name="P2"><text:tab/>The values I’d pick are Learning and Gaining Knowledge and Independence.</text:p>
      <text:p text:style-name="P2"/>
      <text:p text:style-name="P2">2. Think about times when these values were or would be very important to you.</text:p>
      <text:p text:style-name="P2"/>
      <text:p text:style-name="P2"><text:tab/>These values are <text:span text:style-name="T3">my prime motivator for almost all of my opinions and actions. These values are most prominently important during academic work though it also takes a large role in what I find fun.</text:span></text:p>
      <text:p text:style-name="P4">Nicholas Boulos</text:p>
      <text:p text:style-name="P8"><text:tab/>In my opinion, Learning and the desire to gain knowledge and Independence fit together perfectly. I believe that <text:span text:style-name="T4">the former value feeds into independence. Much of my motivation is to become independent an</text:span><text:span text:style-name="T5">d</text:span><text:span text:style-name="T4"> self-reliant; this motivation is often fed by learning and growing my knowledge base as that is necessary to become self-reliant. Independence, being my primary motivation, becomes apparent in not just </text:span><text:span text:style-name="T5">acadmeic work but also in many of my recreational activities. </text:span></text:p>
      <text:p text:style-name="P8"><text:tab/><text:span text:style-name="T5">For a long time, something I’ve always done for fun has been watching YouTube videos like my brother’s. The type of videos I watched however were different from the types of videos they watched. While a fair share of those videos were two second memes, the main videos I’d watch are random tutorials teaching me about games I played, server building, and configuring LINUX operating systems. I believe my random enjoyment of hour long videos teaching about server systems rather than memes comes from my motivation to become indepenedent.</text:span></text:p>
      <text:p text:style-name="P8"><text:tab/><text:span text:style-name="T5">I believe the strongest example of this motivation is in the case of the server. At the start of this year in December, I had met up with a bunch of RIT incoming freshman to get to know eachother. Something we wanted to do was play a game together that required us to either create or buy a server. The obvious option was to buy a server that would just let us connect to a stable platform for us to play together on but I had told everyone not to and that I could create a server without anyone spending a dime. My original server ended up very different from the way I make my servers now for this game mostly due to that experience I’ve gained hosting it in bewteen </text:span><text:span text:style-name="T8">now and then </text:span><text:span text:style-name="T5">but I was proud because I was able to use information I’ve learned over the years to slowly become more self-reliant, in this case being able to produce a server for my friends without any of us having to rely on an external company. Over the next year, I’d spend a lot of time learning through articles and YouTube how to perfect my server and try to push it closer and closer to something that would look more professional with each new iteration. In the end, my server ended up breaking down due to an update rolled out for the game, and I ended up having to scrap the </text:span><text:soft-page-break/><text:span text:style-name="T5">project and migrate us over to a company who would host it for us, but I continue to do research, currently exploring what devices are powerful enough for me to host it on while spending a limited amount of money to upgrade the server.</text:span></text:p>
      <text:p text:style-name="P8"><text:tab/><text:span text:style-name="T6">Although information I research during my free time isn’t always this useful, it’s certainly not the only example of me spending extra time to learn things just so I can become self-reliant. </text:span><text:span text:style-name="T7">Another example of this is the configuring of my computer. Much of my recreational time has been consumed by learning and understanding LINUX so that not only would I be able to rely on myself for understanding and configuring the operating system, since the system provides more freedom than the much more popular Windows, but my computer would be almost completely a product of my design. I’m no where near able to code and create my own LINUX distr</text:span><text:span text:style-name="T9">i</text:span><text:span text:style-name="T7">bution that I could maintain myself becoming completely self-reliant, but I look forward to that being a possibility some day if I continue to educate myself in the way the system works so that I could be completely self-reliant.</text:span></text:p>
      <text:p text:style-name="P9"><text:span text:style-name="T8"><text:tab/>I find it interesting and kind of paradoxical that learning and independence would be so closely related as motivations for me because becoming independent requires knowledge to rely on yourself but in order to get that knowledge you must rely on someone else. It’s an interesting motivation and one that will never end as long as someone can teach me something.</text:span></text:p>
      <text:p text:style-name="P8"><text:tab/><text:span text:style-name="T7">Reflecting on values such as these isn’t something I do often, and it’s certainly interesting what you can learn from doing so particularly how baked into my identity these values have become. I hold many values in my work and academic principles, but I don’t consider those to be part of my identity. What I consider part of my identity are the values that extend throughout the entirety of my life affecting the activities I do for recreation, the way I interact with friends and family, and my drives and motivations for everything I do and everything I plan to do. These two values are most definitely hard baked into my indetity as it required quite the deep reflection to realize just how much my desire to become independent affects in my life </text:span><text:span text:style-name="T8">which is fed by understanding and knowledge.</text:span></text:p>
      <text:p text:style-name="P8"><text:soft-page-break/><text:tab/><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L Gothi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L Gothi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08:14:37.588002726</meta:creation-date>
    <dc:date>2021-07-12T08:59:53.487211485</dc:date>
    <meta:editing-duration>PT5H2M</meta:editing-duration>
    <meta:editing-cycles>3</meta:editing-cycles>
    <meta:generator>LibreOffice/7.1.4.2$Linux_X86_64 LibreOffice_project/10$Build-2</meta:generator>
    <meta:document-statistic meta:table-count="0" meta:image-count="0" meta:object-count="0" meta:page-count="5" meta:paragraph-count="18" meta:word-count="968" meta:character-count="5445" meta:non-whitespace-character-count="4487"/>
  </office:meta>
</office:document-meta>
</file>